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tellar" svg:font-family="Castellar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color="#1c1c1c" style:font-name="Castellar" fo:font-size="14pt" style:text-underline-style="none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Heading">
      <style:text-properties style:font-name="Castellar" fo:font-style="normal" style:font-style-asian="normal" style:font-style-complex="normal"/>
    </style:style>
    <style:style style:name="gr1" style:family="graphic">
      <style:graphic-properties draw:stroke="none" draw:fill="gradient" draw:fill-color="#cfe7f5" draw:fill-gradient-name="Blue_20_Gradient_20_1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8" table:default-cell-style-name="ce4"/>
        <table:table-column table:style-name="co1" table:default-cell-style-name="Default"/>
        <table:table-row table:style-name="ro1">
          <table:table-cell/>
          <table:table-cell table:style-name="Default" table:number-columns-repeated="8"/>
          <table:table-cell/>
        </table:table-row>
        <table:table-row table:style-name="ro2">
          <table:table-cell/>
          <table:table-cell table:style-name="ce2" office:value-type="string">
            <text:p><text:s text:c="14"/>PERFORMANCE ANALYSIS</text:p>
          </table:table-cell>
          <table:table-cell table:style-name="ce5" office:value-type="string" table:number-columns-spanned="4" table:number-rows-spanned="1">
            <text:p>PERFORMANCE ANALYSIS</text:p>
          </table:table-cell>
          <table:covered-table-cell table:number-columns-repeated="3" table:style-name="Heading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8"/>
          <table:table-cell>
            <draw:frame table:end-cell-address="Sheet1.P23" table:end-x="0.3957in" table:end-y="0.0421in" draw:z-index="0" draw:style-name="gr1" draw:text-style-name="P1" svg:width="5.1366in" svg:height="3.4445in" svg:x="0.5929in" svg:y="0.1535in">
              <draw:object draw:notify-on-update-of-ranges="Sheet1.B5:Sheet1.B5 Sheet1.B6:Sheet1.B15 Sheet1.I5:Sheet1.I5 Sheet1.I6:Sheet1.I1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 table:style-name="ce1" office:value-type="string">
            <text:p>H.T.NO.</text:p>
          </table:table-cell>
          <table:table-cell table:style-name="ce3" office:value-type="string">
            <text:p>Name</text:p>
          </table:table-cell>
          <table:table-cell table:style-name="ce1" office:value-type="string">
            <text:p><text:s/>English</text:p>
          </table:table-cell>
          <table:table-cell table:style-name="ce1" office:value-type="string">
            <text:p>Math</text:p>
          </table:table-cell>
          <table:table-cell table:style-name="ce1" office:value-type="string">
            <text:p>Science</text:p>
          </table:table-cell>
          <table:table-cell table:style-name="ce1" office:value-type="string">
            <text:p>Computers</text:p>
          </table:table-cell>
          <table:table-cell table:style-name="ce1" office:value-type="string">
            <text:p>Economics</text:p>
          </table:table-cell>
          <table:table-cell table:style-name="ce1" office:value-type="string">
            <text:p>Total marks</text:p>
          </table:table-cell>
          <table:table-cell table:style-name="ce1" office:value-type="string">
            <text:p>Average</text:p>
          </table:table-cell>
          <table:table-cell/>
        </table:table-row>
        <table:table-row table:style-name="ro1">
          <table:table-cell office:value-type="string">
            <text:p>1014567A1</text:p>
          </table:table-cell>
          <table:table-cell office:value-type="string">
            <text:p>LISA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8.5">
            <text:p>18.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SUM([.C6:.G6])" office:value-type="float" office:value="93.5">
            <text:p>93.5</text:p>
          </table:table-cell>
          <table:table-cell table:formula="of:=AVERAGE([.C6:.H6])" office:value-type="float" office:value="31.1666666666667">
            <text:p>31.1666666667</text:p>
          </table:table-cell>
          <table:table-cell/>
        </table:table-row>
        <table:table-row table:style-name="ro1">
          <table:table-cell office:value-type="string">
            <text:p>1024567A2</text:p>
          </table:table-cell>
          <table:table-cell office:value-type="string">
            <text:p>MONICA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SUM([.C7:.G7])" office:value-type="float" office:value="79">
            <text:p>79</text:p>
          </table:table-cell>
          <table:table-cell table:formula="of:=AVERAGE([.C7:.H7])" office:value-type="float" office:value="26.3333333333333">
            <text:p>26.3333333333</text:p>
          </table:table-cell>
          <table:table-cell/>
        </table:table-row>
        <table:table-row table:style-name="ro1">
          <table:table-cell office:value-type="string">
            <text:p>1034567A3</text:p>
          </table:table-cell>
          <table:table-cell office:value-type="string">
            <text:p>JOEY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SUM([.C8:.G8])" office:value-type="float" office:value="103">
            <text:p>103</text:p>
          </table:table-cell>
          <table:table-cell table:formula="of:=AVERAGE([.C8:.H8])" office:value-type="float" office:value="34.3333333333333">
            <text:p>34.3333333333</text:p>
          </table:table-cell>
          <table:table-cell/>
        </table:table-row>
        <table:table-row table:style-name="ro1">
          <table:table-cell office:value-type="string">
            <text:p>1044567A4</text:p>
          </table:table-cell>
          <table:table-cell office:value-type="string">
            <text:p>MIKE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SUM([.C9:.G9])" office:value-type="float" office:value="96">
            <text:p>96</text:p>
          </table:table-cell>
          <table:table-cell table:formula="of:=AVERAGE([.C9:.H9])" office:value-type="float" office:value="32">
            <text:p>32</text:p>
          </table:table-cell>
          <table:table-cell/>
        </table:table-row>
        <table:table-row table:style-name="ro1">
          <table:table-cell office:value-type="string">
            <text:p>1054567A5</text:p>
          </table:table-cell>
          <table:table-cell office:value-type="string">
            <text:p>ELEVEN</text:p>
          </table:table-cell>
          <table:table-cell office:value-type="float" office:value="24.5">
            <text:p>24.5</text:p>
          </table:table-cell>
          <table:table-cell office:value-type="float" office:value="20">
            <text:p>20</text:p>
          </table:table-cell>
          <table:table-cell office:value-type="float" office:value="19.5">
            <text:p>19.5</text:p>
          </table:table-cell>
          <table:table-cell office:value-type="float" office:value="20.5">
            <text:p>20.5</text:p>
          </table:table-cell>
          <table:table-cell office:value-type="float" office:value="19">
            <text:p>19</text:p>
          </table:table-cell>
          <table:table-cell table:formula="of:=SUM([.C10:.G10])" office:value-type="float" office:value="103.5">
            <text:p>103.5</text:p>
          </table:table-cell>
          <table:table-cell table:formula="of:=AVERAGE([.C10:.H10])" office:value-type="float" office:value="34.5">
            <text:p>34.5</text:p>
          </table:table-cell>
          <table:table-cell/>
        </table:table-row>
        <table:table-row table:style-name="ro1">
          <table:table-cell office:value-type="string">
            <text:p>1064567A6</text:p>
          </table:table-cell>
          <table:table-cell office:value-type="string">
            <text:p>JOHN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SUM([.C11:.G11])" office:value-type="float" office:value="89">
            <text:p>89</text:p>
          </table:table-cell>
          <table:table-cell table:formula="of:=AVERAGE([.C11:.H11])" office:value-type="float" office:value="29.6666666666667">
            <text:p>29.6666666667</text:p>
          </table:table-cell>
          <table:table-cell/>
        </table:table-row>
        <table:table-row table:style-name="ro1">
          <table:table-cell office:value-type="string">
            <text:p>1074567A7</text:p>
          </table:table-cell>
          <table:table-cell office:value-type="string">
            <text:p>JIMIN</text:p>
          </table:table-cell>
          <table:table-cell office:value-type="float" office:value="25">
            <text:p>25</text:p>
          </table:table-cell>
          <table:table-cell office:value-type="float" office:value="17.5">
            <text:p>17.5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SUM([.C12:.G12])" office:value-type="float" office:value="105.5">
            <text:p>105.5</text:p>
          </table:table-cell>
          <table:table-cell table:formula="of:=AVERAGE([.C12:.H12])" office:value-type="float" office:value="35.1666666666667">
            <text:p>35.1666666667</text:p>
          </table:table-cell>
          <table:table-cell/>
        </table:table-row>
        <table:table-row table:style-name="ro1">
          <table:table-cell office:value-type="string">
            <text:p>1084567A8</text:p>
          </table:table-cell>
          <table:table-cell office:value-type="string">
            <text:p>ZAYN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7.5">
            <text:p>17.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formula="of:=SUM([.C13:.G13])" office:value-type="float" office:value="100.5">
            <text:p>100.5</text:p>
          </table:table-cell>
          <table:table-cell table:formula="of:=AVERAGE([.C13:.H13])" office:value-type="float" office:value="33.5">
            <text:p>33.5</text:p>
          </table:table-cell>
          <table:table-cell/>
        </table:table-row>
        <table:table-row table:style-name="ro1">
          <table:table-cell office:value-type="string">
            <text:p>1094567A9</text:p>
          </table:table-cell>
          <table:table-cell office:value-type="string">
            <text:p>GRETA</text:p>
          </table:table-cell>
          <table:table-cell office:value-type="float" office:value="21.5">
            <text:p>21.5</text:p>
          </table:table-cell>
          <table:table-cell office:value-type="float" office:value="16.5">
            <text:p>16.5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SUM([.C14:.G14])" office:value-type="float" office:value="108">
            <text:p>108</text:p>
          </table:table-cell>
          <table:table-cell table:formula="of:=AVERAGE([.C14:.H14])"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110457A0</text:p>
          </table:table-cell>
          <table:table-cell office:value-type="string">
            <text:p>CHRIS</text:p>
          </table:table-cell>
          <table:table-cell office:value-type="float" office:value="17">
            <text:p>17</text:p>
          </table:table-cell>
          <table:table-cell office:value-type="float" office:value="22.5">
            <text:p>22.5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SUM([.C15:.G15])" office:value-type="float" office:value="92.5">
            <text:p>92.5</text:p>
          </table:table-cell>
          <table:table-cell table:formula="of:=AVERAGE([.C15:.H15])" office:value-type="float" office:value="30.8333333333333">
            <text:p>30.8333333333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tellar" svg:font-family="Castellar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Blue_20_Gradient_20_1" draw:display-name="Blue Gradient 1" draw:style="radial" draw:cx="50%" draw:cy="85%" draw:start-color="#ccccff" draw:end-color="#9999ff" draw:start-intensity="100%" draw:end-intensity="100%" draw:border="0%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9">09/09/2020</text:date>, <text:time>15:5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15:01:58.66</meta:creation-date>
    <meta:editing-duration>PT37M11S</meta:editing-duration>
    <meta:editing-cycles>3</meta:editing-cycles>
    <meta:generator>OpenOffice/4.1.7$Win32 OpenOffice.org_project/417m1$Build-9800</meta:generator>
    <meta:initial-creator>nagasaisriya </meta:initial-creator>
    <dc:date>2020-09-09T15:54:28.20</dc:date>
    <dc:creator>nagasaisriya </dc:creator>
    <meta:document-statistic meta:table-count="3" meta:cell-count="1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8cm" svg:height="8.75cm" xlink:href=".." xlink:type="simple" chart:class="chart:bar" chart:style-name="ch1">
        <chart:title svg:x="3.676cm" svg:y="0.311cm" chart:style-name="ch2">
          <text:p>PERFORMANCE ANALYSIS</text:p>
        </chart:title>
        <chart:legend chart:legend-position="end" svg:x="11.076cm" svg:y="4.063cm" style:legend-expansion="high" chart:style-name="ch3"/>
        <chart:plot-area chart:style-name="ch4" table:cell-range-address="Sheet1.B5:Sheet1.B15 Sheet1.I5:Sheet1.I15" chart:data-source-has-labels="both" svg:x="1.298cm" svg:y="1.615cm" svg:width="9.258cm" svg:height="5.952cm">
          <chartooo:coordinate-region svg:x="2.925cm" svg:y="1.615cm" svg:width="7.444cm" svg:height="5.279cm"/>
          <chart:axis chart:dimension="x" chart:name="primary-x" chart:style-name="ch5" chartooo:axis-type="auto">
            <chartooo:date-scale/>
            <chart:title svg:x="0.451cm" svg:y="5.879cm" chart:style-name="ch6">
              <text:p>STUDENT NAME</text:p>
            </chart:title>
            <chart:categories table:cell-range-address="Sheet1.B6:Sheet1.B15"/>
          </chart:axis>
          <chart:axis chart:dimension="y" chart:name="primary-y" chart:style-name="ch7">
            <chart:title svg:x="5.142cm" svg:y="7.743cm" chart:style-name="ch8">
              <text:p>AVERAGE</text:p>
            </chart:title>
            <chart:grid chart:style-name="ch9" chart:class="major"/>
          </chart:axis>
          <chart:series chart:style-name="ch10" chart:values-cell-range-address="Sheet1.I6:Sheet1.I15" chart:label-cell-address="Sheet1.I5:Sheet1.I5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I5:Sheet1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SA</text:p>
                <draw:g>
                  <svg:desc>Sheet1.B6:Sheet1.B15</svg:desc>
                </draw:g>
              </table:table-cell>
              <table:table-cell office:value-type="float" office:value="31.1666666666667">
                <text:p>31.1666666666667</text:p>
                <draw:g>
                  <svg:desc>Sheet1.I6:Sheet1.I15</svg:desc>
                </draw:g>
              </table:table-cell>
            </table:table-row>
            <table:table-row>
              <table:table-cell office:value-type="string">
                <text:p>MONICA</text:p>
              </table:table-cell>
              <table:table-cell office:value-type="float" office:value="26.3333333333333">
                <text:p>26.3333333333333</text:p>
              </table:table-cell>
            </table:table-row>
            <table:table-row>
              <table:table-cell office:value-type="string">
                <text:p>JOEY</text:p>
              </table:table-cell>
              <table:table-cell office:value-type="float" office:value="34.3333333333333">
                <text:p>34.3333333333333</text:p>
              </table:table-cell>
            </table:table-row>
            <table:table-row>
              <table:table-cell office:value-type="string">
                <text:p>MIKE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ELEVEN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JOHN</text:p>
              </table:table-cell>
              <table:table-cell office:value-type="float" office:value="29.6666666666667">
                <text:p>29.6666666666667</text:p>
              </table:table-cell>
            </table:table-row>
            <table:table-row>
              <table:table-cell office:value-type="string">
                <text:p>JIMIN</text:p>
              </table:table-cell>
              <table:table-cell office:value-type="float" office:value="35.1666666666667">
                <text:p>35.1666666666667</text:p>
              </table:table-cell>
            </table:table-row>
            <table:table-row>
              <table:table-cell office:value-type="string">
                <text:p>ZAYN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GRETA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CHRIS</text:p>
              </table:table-cell>
              <table:table-cell office:value-type="float" office:value="30.8333333333333">
                <text:p>30.8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